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ES"/>
    </style:style>
    <style:style style:name="P2" style:parent-style-name="Standard" style:family="paragraph">
      <style:text-properties fo:language="es" fo:country="ES"/>
    </style:style>
    <style:style style:name="P3" style:parent-style-name="Standard" style:family="paragraph">
      <style:text-properties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P6" style:parent-style-name="Standard" style:family="paragraph">
      <style:text-properties fo:language="es" fo:country="ES"/>
    </style:style>
    <style:style style:name="P7" style:parent-style-name="Standard" style:family="paragraph">
      <style:text-properties fo:language="es" fo:country="ES"/>
    </style:style>
    <style:style style:name="P8" style:parent-style-name="Standard" style:family="paragraph">
      <style:text-properties fo:language="es" fo:country="ES"/>
    </style:style>
    <style:style style:name="P9" style:parent-style-name="Standard" style:family="paragraph">
      <style:text-properties fo:language="es" fo:country="ES"/>
    </style:style>
    <style:style style:name="P10" style:parent-style-name="Standard" style:family="paragraph">
      <style:text-properties fo:language="es" fo:country="ES"/>
    </style:style>
    <style:style style:name="P11" style:parent-style-name="Standard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P14" style:parent-style-name="Standard" style:family="paragraph">
      <style:text-properties fo:language="es" fo:country="ES"/>
    </style:style>
    <style:style style:name="P15" style:parent-style-name="Standard" style:family="paragraph">
      <style:text-properties fo:language="es" fo:country="ES"/>
    </style:style>
    <style:style style:name="P16" style:parent-style-name="Standard" style:family="paragraph">
      <style:text-properties fo:language="es" fo:country="ES"/>
    </style:style>
  </office:automatic-styles>
  <office:body>
    <office:text text:use-soft-page-breaks="true">
      <text:p text:style-name="P1">Joan Guardeño Herrero<text:tab/><text:tab/><text:tab/><text:tab/>-<text:tab/><text:tab/><text:tab/>Rodrigo Tarazón Buendía</text:p>
      <text:p text:style-name="P2"/>
      <text:p text:style-name="P3">Servidor de almacenamiento</text:p>
      <text:p text:style-name="P4">Placa base: B150M</text:p>
      <text:p text:style-name="P5"/>
      <text:p text:style-name="P6">Vamos a utilizar 3 discos duros para el servidor de Almacenamiento, nuestra placa base es la B150M. Y utilizaremos 2 modulos de RAM.</text:p>
      <text:p text:style-name="P7">Cogeremos un disco y lo formatearemos con Gparted</text:p>
      <text:p text:style-name="P8"/>
      <text:p text:style-name="P9">24/03/25</text:p>
      <text:p text:style-name="P10">Hemos quitado todos los componentes hardware y vueltos a poner para poder entrar en la bios y poder formatear el disco duro. Este esta formateado por gparted y le hemos cambiado la contraseña a la bios.</text:p>
      <text:p text:style-name="P11"/>
      <text:p text:style-name="P12">Enlace placa base segunda mano:</text:p>
      <text:p text:style-name="Standard"><text:a xlink:href="https://www.milanuncios.com/placas-base/placa-base-asus-b150m-a-m-2-1150-i3-6100-539819995.htm" office:target-frame-name="_top" xlink:show="replace"><text:span text:style-name="T13">https://www.milanuncios.com/placas-base/placa-base-asus-b150m-a-m-2-1150-i3-6100-539819995.htm</text:span></text:a></text:p>
      <text:p text:style-name="P14"/>
      <text:p text:style-name="P15">Día 31/03/2025 (lunes)<text:line-break/><text:line-break/>Durante las 2 horas de taller trabajamos informándonos en como se tiene q realizar nuestro proyecto, montar un servidor de almacenamiento con NextCloud. Tras encontrar la información necesaria para poder realizar el Trabajo, nos pusimos manos a la obra.<text:line-break/>Encendimos el ordenador, conectamos los dos discos duros que vamos a utilizar y vimos q uno de ellos ya tenia cargado un sistema operativo. Tras esto, comprobamos cual era de los dos el que ya poseía el sistema operativo. Una vez detectado lo apartamos y en el restante nos dispusimos a instalar un sistema, en nuestro caso Ubuntu.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TARAZÓN BUENDÍA, RODRIGO</dc:creator>
    <meta:creation-date>2025-03-27T14:23:00Z</meta:creation-date>
    <dc:date>2025-04-01T14:34:00Z</dc:date>
    <meta:template xlink:href="Normal.dotm" xlink:type="simple"/>
    <meta:editing-cycles>3</meta:editing-cycles>
    <meta:editing-duration>PT3300S</meta:editing-duration>
    <meta:document-statistic meta:page-count="1" meta:paragraph-count="2" meta:word-count="207" meta:character-count="1347" meta:row-count="9" meta:non-whitespace-character-count="1142"/>
  </office:meta>
</office:document-meta>
</file>